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alibri" svg:font-family="Calibri, sans-serif"/>
    <style:font-face style:name="Ubuntu Mono" svg:font-family="'Ubuntu Mono'"/>
    <style:font-face style:name="Times New Roman" svg:font-family="'Times New Roman'" style:font-family-generic="roman" style:font-pitch="variable"/>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6.4028in" fo:margin-left="-0.0521in" fo:break-before="page" table:align="left" style:writing-mode="lr-tb"/>
    </style:style>
    <style:style style:name="Tableau1.A" style:family="table-column">
      <style:table-column-properties style:column-width="1.3285in"/>
    </style:style>
    <style:style style:name="Tableau1.B" style:family="table-column">
      <style:table-column-properties style:column-width="1.2299in"/>
    </style:style>
    <style:style style:name="Tableau1.C" style:family="table-column">
      <style:table-column-properties style:column-width="1.2792in"/>
    </style:style>
    <style:style style:name="Tableau1.E" style:family="table-column">
      <style:table-column-properties style:column-width="1.2861in"/>
    </style:style>
    <style:style style:name="Tableau1.1" style:family="table-row">
      <style:table-row-properties fo:keep-together="auto"/>
    </style:style>
    <style:style style:name="Tableau1.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B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au1.E1" style:family="table-cell">
      <style:table-cell-properties style:vertical-align="top" fo:padding-left="0.0486in" fo:padding-right="0.0486in" fo:padding-top="0in" fo:padding-bottom="0in" fo:border="0.5pt solid #000000" style:writing-mode="lr-tb"/>
    </style:style>
    <style:style style:name="Tableau1.3" style:family="table-row">
      <style:table-row-properties style:min-row-height="0.6201in" fo:keep-together="auto"/>
    </style:style>
    <style:style style:name="Tableau1.4" style:family="table-row">
      <style:table-row-properties style:min-row-height="0.2951in" fo:keep-together="auto"/>
    </style:style>
    <style:style style:name="Tableau1.5" style:family="table-row">
      <style:table-row-properties style:min-row-height="0.2799in" fo:keep-together="auto"/>
    </style:style>
    <style:style style:name="Tableau1.8" style:family="table-row">
      <style:table-row-properties style:min-row-height="0.2931in" fo:keep-together="auto"/>
    </style:style>
    <style:style style:name="Tableau1.11" style:family="table-row">
      <style:table-row-properties style:min-row-height="0.2653in" fo:keep-together="auto"/>
    </style:style>
    <style:style style:name="Tableau1.12" style:family="table-row">
      <style:table-row-properties style:min-row-height="0.2889in" fo:keep-together="auto"/>
    </style:style>
    <style:style style:name="Tableau1.13" style:family="table-row">
      <style:table-row-properties style:min-row-height="0.5785in" fo:keep-together="auto"/>
    </style:style>
    <style:style style:name="Tableau1.14" style:family="table-row">
      <style:table-row-properties style:min-row-height="0.3896in" fo:keep-together="auto"/>
    </style:style>
    <style:style style:name="Tableau1.15" style:family="table-row">
      <style:table-row-properties style:min-row-height="0.3861in" fo:keep-together="auto"/>
    </style:style>
    <style:style style:name="Tableau1.17" style:family="table-row">
      <style:table-row-properties style:min-row-height="0.2264in" fo:keep-together="auto"/>
    </style:style>
    <style:style style:name="Tableau1.18" style:family="table-row">
      <style:table-row-properties style:min-row-height="0.8889in" fo:keep-together="auto"/>
    </style:style>
    <style:style style:name="P1" style:family="paragraph" style:parent-style-name="Footer">
      <style:paragraph-properties fo:text-align="center" style:justify-single-word="false"/>
    </style:style>
    <style:style style:name="P2" style:family="paragraph" style:parent-style-name="Heading">
      <style:paragraph-properties fo:line-height="100%" fo:text-align="start" style:justify-single-word="false"/>
      <style:text-properties style:font-name="Arial" fo:font-size="11pt" style:font-size-asian="11pt" style:font-name-complex="Arial" style:font-size-complex="11pt"/>
    </style:style>
    <style:style style:name="P3" style:family="paragraph" style:parent-style-name="Text_20_body">
      <style:paragraph-properties fo:line-height="100%"/>
      <style:text-properties style:font-name="Arial" fo:font-size="11pt" style:font-size-asian="11pt" style:font-name-complex="Arial" style:font-size-complex="11pt"/>
    </style:style>
    <style:style style:name="P4" style:family="paragraph" style:parent-style-name="Text_20_body">
      <style:paragraph-properties fo:line-height="100%"/>
      <style:text-properties fo:color="#000000" style:font-name="Arial" fo:font-size="11pt" style:font-size-asian="11pt" style:font-name-complex="Arial" style:font-size-complex="11pt"/>
    </style:style>
    <style:style style:name="P5" style:family="paragraph" style:parent-style-name="Text_20_body">
      <style:paragraph-properties fo:margin-left="0.2957in" fo:margin-right="0in" fo:line-height="100%" fo:text-indent="-0.2957in" style:auto-text-indent="false"/>
    </style:style>
    <style:style style:name="P6" style:family="paragraph" style:parent-style-name="Text_20_body">
      <style:paragraph-properties fo:margin-left="0.2957in" fo:margin-right="0in" fo:line-height="100%" fo:text-indent="-0.2957in" style:auto-text-indent="false"/>
      <style:text-properties fo:color="#ff0000" style:font-name="Arial" fo:font-size="11pt" style:font-size-asian="11pt" style:font-name-complex="Arial" style:font-size-complex="11pt"/>
    </style:style>
    <style:style style:name="P7" style:family="paragraph" style:parent-style-name="Standard">
      <style:paragraph-properties fo:margin-left="0.2957in" fo:margin-right="0in" fo:text-align="justify" style:justify-single-word="false" fo:text-indent="-0.2957in" style:auto-text-indent="false"/>
    </style:style>
    <style:style style:name="P8" style:family="paragraph" style:parent-style-name="Standard">
      <style:paragraph-properties fo:margin-left="0.2957in" fo:margin-right="0in" fo:text-align="justify" style:justify-single-word="false" fo:text-indent="-0.2957in" style:auto-text-indent="false"/>
      <style:text-properties style:font-name="Arial" fo:font-size="11pt" fo:font-weight="bold" style:font-size-asian="11pt" style:font-weight-asian="bold" style:font-name-complex="Arial" style:font-size-complex="11pt"/>
    </style:style>
    <style:style style:name="P9" style:family="paragraph" style:parent-style-name="Standard">
      <style:paragraph-properties fo:margin-left="0.2957in" fo:margin-right="0in" fo:text-align="justify" style:justify-single-word="false" fo:text-indent="-0.2957in" style:auto-text-indent="false"/>
      <style:text-properties style:font-name="Arial" fo:font-size="11pt" style:font-size-asian="11pt" style:font-name-complex="Arial" style:font-size-complex="11pt"/>
    </style:style>
    <style:style style:name="P10" style:family="paragraph" style:parent-style-name="Standard">
      <style:paragraph-properties fo:margin-left="0.2957in" fo:margin-right="0in" fo:text-align="justify" style:justify-single-word="false" fo:text-indent="-0.2957in" style:auto-text-indent="false"/>
      <style:text-properties fo:text-transform="uppercase" style:font-name="Arial" fo:font-size="11pt" style:font-size-asian="11pt" style:font-name-complex="Arial" style:font-size-complex="11pt"/>
    </style:style>
    <style:style style:name="P11" style:family="paragraph" style:parent-style-name="Standard">
      <style:paragraph-properties fo:margin-left="0.2957in" fo:margin-right="0in" fo:text-align="justify" style:justify-single-word="false" fo:text-indent="-0.2957in" style:auto-text-indent="false"/>
      <style:text-properties fo:color="#ff0000" style:font-name="Arial" fo:font-size="11pt" fo:font-weight="bold" style:font-size-asian="11pt" style:font-weight-asian="bold" style:font-name-complex="Arial" style:font-size-complex="11pt"/>
    </style:style>
    <style:style style:name="P12" style:family="paragraph" style:parent-style-name="Text_20_body_20_indent">
      <style:paragraph-properties fo:margin-left="0.2957in" fo:margin-right="0in" fo:line-height="100%" fo:text-indent="-0.2957in" style:auto-text-indent="false"/>
    </style:style>
    <style:style style:name="P13" style:family="paragraph" style:parent-style-name="Text_20_body_20_indent">
      <style:paragraph-properties fo:margin-left="0.2957in" fo:margin-right="0in" fo:line-height="100%" fo:text-indent="-0.2957in" style:auto-text-indent="false"/>
      <style:text-properties style:font-name="Arial" fo:font-size="11pt" style:font-size-asian="11pt" style:font-name-complex="Arial" style:font-size-complex="11pt"/>
    </style:style>
    <style:style style:name="P14" style:family="paragraph" style:parent-style-name="Corps_20_de_20_texte_20_2">
      <style:paragraph-properties fo:margin-left="0.2957in" fo:margin-right="0in" fo:line-height="100%" fo:text-indent="-0.2957in" style:auto-text-indent="false"/>
      <style:text-properties style:font-name="Arial" fo:font-size="11pt" style:font-size-asian="11pt" style:font-name-complex="Arial" style:font-size-complex="11pt"/>
    </style:style>
    <style:style style:name="P15" style:family="paragraph" style:parent-style-name="Text_20_body">
      <style:paragraph-properties fo:margin-left="0.2957in" fo:margin-right="0in" fo:line-height="100%" fo:text-indent="0in" style:auto-text-indent="false"/>
    </style:style>
    <style:style style:name="P16" style:family="paragraph" style:parent-style-name="Standard">
      <style:paragraph-properties fo:margin-left="0.2957in" fo:margin-right="0in" fo:text-align="justify" style:justify-single-word="false" fo:text-indent="0in" style:auto-text-indent="false"/>
    </style:style>
    <style:style style:name="P17" style:family="paragraph" style:parent-style-name="Standard">
      <style:paragraph-properties fo:margin-left="0.2957in" fo:margin-right="0in" fo:text-align="justify" style:justify-single-word="false" fo:text-indent="0in" style:auto-text-indent="false"/>
      <style:text-properties style:font-name="Arial" fo:font-size="11pt" style:font-size-asian="11pt" style:font-name-complex="Arial" style:font-size-complex="11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ab-stops>
          <style:tab-stop style:position="0.7874in"/>
          <style:tab-stop style:position="2.3626in"/>
          <style:tab-stop style:position="4.3311in"/>
        </style:tab-stops>
      </style:paragraph-properties>
    </style:style>
    <style:style style:name="P20" style:family="paragraph" style:parent-style-name="Standard">
      <style:text-properties style:font-name="Arial" fo:font-size="11pt" style:font-size-asian="11pt" style:font-name-complex="Arial" style:font-size-complex="11pt"/>
    </style:style>
    <style:style style:name="P21"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22" style:family="paragraph" style:parent-style-name="Standard">
      <style:paragraph-properties fo:text-align="justify" style:justify-single-word="false" style:snap-to-layout-grid="false"/>
      <style:text-properties style:font-name="Arial" fo:font-size="11pt" style:font-size-asian="11pt" style:font-name-complex="Arial" style:font-size-complex="11pt"/>
    </style:style>
    <style:style style:name="P23" style:family="paragraph" style:parent-style-name="Standard">
      <style:paragraph-properties fo:text-align="justify" style:justify-single-word="false"/>
      <style:text-properties style:font-name="Arial" fo:font-size="11pt" officeooo:rsid="000a438c" officeooo:paragraph-rsid="000a438c" style:font-size-asian="11pt" style:font-name-complex="Arial" style:font-size-complex="11pt"/>
    </style:style>
    <style:style style:name="P24" style:family="paragraph" style:parent-style-name="Standard">
      <style:paragraph-properties fo:text-align="center" style:justify-single-word="false" style:snap-to-layout-grid="false"/>
      <style:text-properties style:font-name="Arial" fo:font-size="11pt" officeooo:rsid="000a438c" officeooo:paragraph-rsid="000a438c" style:font-size-asian="11pt" style:font-name-complex="Arial" style:font-size-complex="11pt"/>
    </style:style>
    <style:style style:name="P25" style:family="paragraph" style:parent-style-name="Standard">
      <style:paragraph-properties fo:text-align="center" style:justify-single-word="false" style:snap-to-layout-grid="false"/>
      <style:text-properties style:font-name="Arial" fo:font-size="11pt" style:font-size-asian="11pt" style:font-name-complex="Arial" style:font-size-complex="11pt"/>
    </style:style>
    <style:style style:name="P26" style:family="paragraph" style:parent-style-name="Standard">
      <style:paragraph-properties fo:text-align="center" style:justify-single-word="false" style:snap-to-layout-grid="false"/>
      <style:text-properties style:font-name="Arial" fo:font-size="11pt" officeooo:rsid="000dd40f" officeooo:paragraph-rsid="000dd40f" style:font-size-asian="11pt" style:font-name-complex="Arial" style:font-size-complex="11pt"/>
    </style:style>
    <style:style style:name="P27" style:family="paragraph" style:parent-style-name="Standard">
      <style:paragraph-properties fo:text-align="center" style:justify-single-word="false" style:snap-to-layout-grid="false"/>
      <style:text-properties style:font-name="Arial" fo:font-size="11pt" officeooo:rsid="000fc41d" officeooo:paragraph-rsid="000fc41d" style:font-size-asian="11pt" style:font-name-complex="Arial" style:font-size-complex="11pt"/>
    </style:style>
    <style:style style:name="P28" style:family="paragraph" style:parent-style-name="Standard">
      <style:text-properties style:font-name="Arial" fo:font-size="11pt" fo:font-weight="bold" style:font-size-asian="11pt" style:font-weight-asian="bold" style:font-name-complex="Arial" style:font-size-complex="11pt"/>
    </style:style>
    <style:style style:name="P29" style:family="paragraph" style:parent-style-name="Standard">
      <style:paragraph-properties fo:text-align="center" style:justify-single-word="false" style:snap-to-layout-grid="false"/>
      <style:text-properties style:font-name="Arial" fo:font-size="11pt" style:font-name-asian="Arial" style:font-size-asian="11pt" style:font-name-complex="Arial" style:font-size-complex="11pt"/>
    </style:style>
    <style:style style:name="P30" style:family="paragraph" style:parent-style-name="Standard">
      <style:paragraph-properties fo:text-align="justify" style:justify-single-word="false"/>
      <style:text-properties style:font-name="Arial" fo:font-size="12pt" officeooo:rsid="000e50e1" officeooo:paragraph-rsid="000a438c" style:font-size-asian="12pt" style:font-name-complex="Arial"/>
    </style:style>
    <style:style style:name="P31" style:family="paragraph" style:parent-style-name="Standard">
      <style:paragraph-properties fo:text-align="justify" style:justify-single-word="false"/>
      <style:text-properties fo:color="#0000ff" style:font-name="Arial" fo:font-size="11pt" officeooo:rsid="000a438c" officeooo:paragraph-rsid="000a438c" style:font-size-asian="11pt" style:font-name-complex="Arial" style:font-size-complex="11pt"/>
    </style:style>
    <style:style style:name="P32" style:family="paragraph" style:parent-style-name="Standard">
      <style:paragraph-properties fo:text-align="justify" style:justify-single-word="false"/>
      <style:text-properties fo:color="#0000ff" style:font-name="Arial" fo:font-size="11pt" officeooo:rsid="000cdbe9" officeooo:paragraph-rsid="000cdbe9" style:font-size-asian="11pt" style:font-name-complex="Arial" style:font-size-complex="11pt"/>
    </style:style>
    <style:style style:name="P33" style:family="paragraph" style:parent-style-name="Standard">
      <style:paragraph-properties fo:text-align="center" style:justify-single-word="false" style:snap-to-layout-grid="false"/>
      <style:text-properties style:use-window-font-color="true" style:font-name="Arial" fo:font-size="11pt" fo:language="fr" fo:country="FR" style:text-underline-style="none" fo:font-weight="normal" style:font-name-asian="Times New Roman" style:font-size-asian="11pt" style:font-weight-asian="normal" style:font-name-complex="Arial" style:font-size-complex="11pt" style:language-complex="ar" style:country-complex="SA" style:font-weight-complex="normal"/>
    </style:style>
    <style:style style:name="P34" style:family="paragraph" style:parent-style-name="Standard">
      <style:paragraph-properties fo:text-align="center" style:justify-single-word="false" style:snap-to-layout-grid="false"/>
      <style:text-properties style:use-window-font-color="true" style:font-name="Arial" fo:font-size="11pt" fo:language="fr" fo:country="FR" fo:font-weight="normal" style:font-name-asian="Times New Roman" style:font-size-asian="11pt" style:font-weight-asian="normal" style:font-name-complex="Arial" style:font-size-complex="11pt" style:language-complex="ar" style:country-complex="SA" style:font-weight-complex="normal"/>
    </style:style>
    <style:style style:name="P35" style:family="paragraph" style:parent-style-name="Standard">
      <style:paragraph-properties fo:text-align="center" style:justify-single-word="false" style:snap-to-layout-grid="false"/>
      <style:text-properties officeooo:paragraph-rsid="000dd40f"/>
    </style:style>
    <style:style style:name="P36" style:family="paragraph" style:parent-style-name="Standard">
      <style:paragraph-properties fo:text-align="center" style:justify-single-word="false" style:snap-to-layout-grid="false"/>
      <style:text-properties fo:font-variant="normal" fo:text-transform="none" fo:color="#3c3c3c" style:font-name="Ubuntu Mono" fo:font-size="12.75pt" fo:letter-spacing="normal" fo:font-style="normal" fo:font-weight="normal" style:font-size-asian="11pt" style:font-name-complex="Arial" style:font-size-complex="11pt"/>
    </style:style>
    <style:style style:name="P37" style:family="paragraph" style:parent-style-name="Standard">
      <style:paragraph-properties fo:margin-left="0in" fo:margin-right="0in" fo:text-align="justify" style:justify-single-word="false" fo:text-indent="0.2957in" style:auto-text-indent="false"/>
      <style:text-properties style:font-name="Arial" fo:font-size="11pt" style:font-size-asian="11pt" style:font-name-complex="Arial" style:font-size-complex="11pt"/>
    </style:style>
    <style:style style:name="P38" style:family="paragraph" style:parent-style-name="Standard">
      <style:paragraph-properties fo:margin-left="0in" fo:margin-right="0in" fo:text-align="justify" style:justify-single-word="false" fo:text-indent="0.2957in" style:auto-text-indent="false"/>
    </style:style>
    <style:style style:name="P39" style:family="paragraph" style:parent-style-name="Standard">
      <style:paragraph-properties fo:margin-left="0in" fo:margin-right="0in" fo:text-align="justify" style:justify-single-word="false" fo:text-indent="0.2957in" style:auto-text-indent="false"/>
      <style:text-properties fo:color="#0000ff" style:font-name="Arial" fo:font-size="11pt" fo:font-weight="bold" officeooo:rsid="000a438c" officeooo:paragraph-rsid="000a438c" style:font-size-asian="11pt" style:font-weight-asian="bold" style:font-name-complex="Arial" style:font-size-complex="11pt" style:font-weight-complex="bold"/>
    </style:style>
    <style:style style:name="P40" style:family="paragraph" style:parent-style-name="Standard">
      <style:paragraph-properties fo:margin-left="0.2917in" fo:margin-right="0in" fo:text-align="justify" style:justify-single-word="false" fo:text-indent="0in" style:auto-text-indent="false"/>
      <style:text-properties style:font-name="Arial" fo:font-size="11pt" style:font-size-asian="11pt" style:font-name-complex="Arial" style:font-size-complex="11pt"/>
    </style:style>
    <style:style style:name="P41" style:family="paragraph" style:parent-style-name="Standard">
      <style:paragraph-properties fo:margin-left="0.2957in" fo:margin-right="0in" fo:text-align="justify" style:justify-single-word="false" fo:text-indent="-0.1972in" style:auto-text-indent="false"/>
    </style:style>
    <style:style style:name="P42" style:family="paragraph" style:parent-style-name="Text_20_body_20_indent">
      <style:paragraph-properties fo:margin-left="0.2957in" fo:margin-right="0in" fo:line-height="100%" fo:text-indent="-0.1972in" style:auto-text-indent="false"/>
    </style:style>
    <style:style style:name="P43" style:family="paragraph" style:parent-style-name="Corps_20_de_20_texte_20_2">
      <style:paragraph-properties fo:line-height="100%"/>
      <style:text-properties style:font-name="Arial" fo:font-size="11pt" style:font-size-asian="11pt" style:font-name-complex="Arial" style:font-size-complex="11pt"/>
    </style:style>
    <style:style style:name="P44" style:family="paragraph" style:parent-style-name="Corps_20_de_20_texte_20_3">
      <style:paragraph-properties fo:line-height="100%" fo:text-align="start" style:justify-single-word="false"/>
      <style:text-properties style:font-name="Arial" fo:font-size="11pt" style:font-size-asian="11pt" style:font-name-complex="Arial" style:font-size-complex="11pt"/>
    </style:style>
    <style:style style:name="P45" style:family="paragraph" style:parent-style-name="Normal_20__28_Web_29_">
      <style:paragraph-properties fo:margin-top="0.0693in" fo:margin-bottom="0in" style:contextual-spacing="false"/>
    </style:style>
    <style:style style:name="P46" style:family="paragraph" style:parent-style-name="Normal_20__28_Web_29_">
      <style:paragraph-properties fo:margin-top="0.0693in" fo:margin-bottom="0in" style:contextual-spacing="false"/>
      <style:text-properties style:font-name="Arial" fo:font-size="11pt" style:font-size-asian="11pt" style:font-name-complex="Arial" style:font-size-complex="11pt"/>
    </style:style>
    <style:style style:name="P47" style:family="paragraph" style:parent-style-name="Heading" style:master-page-name="Standard">
      <style:paragraph-properties fo:margin-left="1.5752in" fo:margin-right="1.5752in" fo:line-height="100%" fo:text-indent="0in" style:auto-text-indent="false" style:page-number="auto" fo:padding-left="0in" fo:padding-right="0.0555in" fo:padding-top="0.0138in" fo:padding-bottom="0.0138in" fo:border="0.51pt solid #000000"/>
      <style:text-properties fo:text-transform="uppercase" style:font-name="Arial" fo:font-size="11pt" style:font-size-asian="11pt" style:font-name-complex="Arial" style:font-size-complex="11pt"/>
    </style:style>
    <style:style style:name="P48" style:family="paragraph" style:parent-style-name="Standard">
      <style:paragraph-properties fo:margin-left="0.2957in" fo:margin-right="0in" fo:text-align="justify" style:justify-single-word="false" fo:text-indent="-0.1972in" style:auto-text-indent="false"/>
      <style:text-properties style:font-name="Arial" fo:font-size="11pt" style:font-size-asian="11pt" style:font-name-complex="Arial" style:font-size-complex="11pt"/>
    </style:style>
    <style:style style:name="P49" style:family="paragraph" style:parent-style-name="Standard">
      <style:paragraph-properties fo:text-align="justify" style:justify-single-word="false"/>
      <style:text-properties style:font-name="Arial" fo:font-size="11pt" officeooo:rsid="000a438c" officeooo:paragraph-rsid="000a438c" style:font-size-asian="11pt" style:font-name-complex="Arial" style:font-size-complex="11pt"/>
    </style:style>
    <style:style style:name="P50" style:family="paragraph" style:parent-style-name="Standard">
      <style:paragraph-properties fo:text-align="center" style:justify-single-word="false" style:snap-to-layout-grid="false"/>
      <style:text-properties style:font-name="Arial" fo:font-size="11pt" officeooo:rsid="000fc41d" officeooo:paragraph-rsid="000fc41d" style:font-size-asian="11pt" style:font-name-complex="Arial" style:font-size-complex="11pt"/>
    </style:style>
    <style:style style:name="P51" style:family="paragraph" style:parent-style-name="Standard">
      <style:paragraph-properties fo:text-align="center" style:justify-single-word="false" style:snap-to-layout-grid="false"/>
      <style:text-properties style:use-window-font-color="true" style:font-name="Arial" fo:font-size="11pt" fo:language="fr" fo:country="FR" style:text-underline-style="none" fo:font-weight="normal" officeooo:paragraph-rsid="000dd40f" style:font-name-asian="Times New Roman" style:font-size-asian="11pt" style:font-weight-asian="normal" style:font-name-complex="Arial" style:font-size-complex="11pt" style:language-complex="ar" style:country-complex="SA" style:font-weight-complex="normal"/>
    </style:style>
    <style:style style:name="T1" style:family="text">
      <style:text-properties fo:font-size="12pt" style:font-size-asian="12pt"/>
    </style:style>
    <style:style style:name="T2" style:family="text">
      <style:text-properties style:font-name="Arial" fo:font-size="11pt" style:font-size-asian="11pt" style:font-name-complex="Arial" style:font-size-complex="11pt"/>
    </style:style>
    <style:style style:name="T3" style:family="text">
      <style:text-properties style:font-name="Arial" fo:font-size="11pt" officeooo:rsid="0011c7e6" style:font-size-asian="11pt" style:font-name-complex="Arial" style:font-size-complex="11pt"/>
    </style:style>
    <style:style style:name="T4" style:family="text">
      <style:text-properties style:font-name="Arial" fo:font-size="11pt" fo:font-weight="bold" style:font-size-asian="11pt" style:font-weight-asian="bold" style:font-name-complex="Arial" style:font-size-complex="11pt"/>
    </style:style>
    <style:style style:name="T5" style:family="text">
      <style:text-properties style:font-name="Arial" fo:font-size="11pt" fo:font-weight="normal" style:font-size-asian="11pt" style:font-weight-asian="normal" style:font-name-complex="Arial" style:font-size-complex="11pt"/>
    </style:style>
    <style:style style:name="T6" style:family="text">
      <style:text-properties style:font-name="Arial" fo:font-size="11pt" fo:font-weight="normal" officeooo:rsid="000dd40f" style:font-name-asian="Times New Roman" style:font-size-asian="11pt" style:font-weight-asian="normal" style:font-name-complex="Arial" style:font-size-complex="11pt" style:font-weight-complex="normal"/>
    </style:style>
    <style:style style:name="T7" style:family="text">
      <style:text-properties fo:color="#ff0000" style:font-name="Arial" fo:font-size="11pt" style:font-size-asian="11pt" style:font-name-complex="Arial" style:font-size-complex="11pt"/>
    </style:style>
    <style:style style:name="T8" style:family="text">
      <style:text-properties fo:color="#ff0000" style:font-name="Arial" fo:font-size="11pt" fo:font-weight="bold" style:font-size-asian="11pt" style:font-weight-asian="bold" style:font-name-complex="Arial" style:font-size-complex="11pt"/>
    </style:style>
    <style:style style:name="T9" style:family="text">
      <style:text-properties fo:color="#ff0000" style:font-name="Wingdings" fo:font-size="11pt" style:font-size-asian="11pt" style:font-size-complex="11pt"/>
    </style:style>
    <style:style style:name="T10" style:family="text">
      <style:text-properties fo:color="#0000ff" style:font-name="Arial" fo:font-size="11pt" style:font-size-asian="11pt" style:font-name-complex="Arial" style:font-size-complex="11pt"/>
    </style:style>
    <style:style style:name="T11" style:family="text">
      <style:text-properties fo:color="#0000ff" style:font-name="Arial" fo:font-size="11pt" officeooo:rsid="000a438c" style:font-size-asian="11pt" style:font-name-complex="Arial" style:font-size-complex="11pt"/>
    </style:style>
    <style:style style:name="T12" style:family="text">
      <style:text-properties fo:color="#0000ff" style:font-name="Arial" fo:font-size="11pt" officeooo:rsid="0011c7e6" style:font-size-asian="11pt" style:font-name-complex="Arial" style:font-size-complex="11pt"/>
    </style:style>
    <style:style style:name="T13" style:family="text">
      <style:text-properties fo:color="#0000ff" style:font-name="Arial" fo:font-size="11pt" fo:font-style="italic" style:font-size-asian="11pt" style:font-style-asian="italic" style:font-name-complex="Arial" style:font-size-complex="11pt" style:font-style-complex="italic"/>
    </style:style>
    <style:style style:name="T14" style:family="text">
      <style:text-properties fo:color="#0000ff" style:font-name="Arial" fo:font-size="11pt" fo:font-weight="normal" style:font-size-asian="11pt" style:font-weight-asian="normal" style:font-name-complex="Arial" style:font-size-complex="11pt"/>
    </style:style>
    <style:style style:name="T15" style:family="text">
      <style:text-properties fo:color="#0000ff" style:font-name="Arial" fo:font-size="11pt" fo:font-weight="bold" style:font-size-asian="11pt" style:font-weight-asian="bold" style:font-name-complex="Arial" style:font-size-complex="11pt"/>
    </style:style>
    <style:style style:name="T16" style:family="text">
      <style:text-properties fo:color="#0000ff" officeooo:rsid="000dd40f"/>
    </style:style>
    <style:style style:name="T17" style:family="text">
      <style:text-properties fo:color="#0000ff" officeooo:rsid="0011c7e6"/>
    </style:style>
    <style:style style:name="T18" style:family="text">
      <style:text-properties fo:color="#000000" style:font-name="Arial" fo:font-size="11pt" style:font-size-asian="11pt" style:font-name-complex="Arial" style:font-size-complex="11pt"/>
    </style:style>
    <style:style style:name="T19" style:family="text">
      <style:text-properties fo:text-transform="uppercase" style:font-name="Arial" fo:font-size="11pt" style:font-size-asian="11pt" style:font-name-complex="Arial" style:font-size-complex="11pt"/>
    </style:style>
    <style:style style:name="T20" style:family="text">
      <style:text-properties style:text-position="super 58%" style:font-name="Arial" fo:font-size="11pt" style:font-size-asian="11pt" style:font-name-complex="Arial" style:font-size-complex="11pt"/>
    </style:style>
    <style:style style:name="T21" style:family="text">
      <style:text-properties officeooo:rsid="000dd40f"/>
    </style:style>
    <style:style style:name="T22" style:family="text">
      <style:text-properties officeooo:rsid="000fc41d"/>
    </style:style>
    <style:style style:name="T23" style:family="text">
      <style:text-properties officeooo:rsid="0011c7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éclaration d’invention</text:p>
      <text:p text:style-name="P21"/>
      <text:p text:style-name="P4">Titre proposé de l'invention (correspondant à celui de votre mémoire) :</text:p>
      <text:p text:style-name="P30">un mécanisme <text:span text:style-name="T23">très haute performance pour la génération de logs dans les applications</text:span></text:p>
      <text:p text:style-name="P4"/>
      <text:p text:style-name="P4"/>
      <text:p text:style-name="P18"><text:span text:style-name="T4">1.</text:span><text:span text:style-name="T2"> </text:span><text:span text:style-name="T4">Origine de l’invention</text:span></text:p>
      <text:p text:style-name="P46">Nom de l’entité Bull ou de la filiale qui a payé les études : </text:p>
      <text:p text:style-name="P45"><text:span text:style-name="T10">Innovative Products <text:s/>- </text:span><text:span text:style-name="T13">BU Extreme Computing </text:span></text:p>
      <text:p text:style-name="P21"/>
      <text:p text:style-name="P21"/>
      <text:p text:style-name="P18"><text:span text:style-name="T2">Nom du projet et/ou du produit auxquels l'invention se rapporte : </text:span><text:span text:style-name="T10">BXI</text:span></text:p>
      <text:p text:style-name="P21"/>
      <text:p text:style-name="P18"><text:span text:style-name="T2">Nom du chef de projet : </text:span><text:span text:style-name="T11">Bruno Farcy</text:span></text:p>
      <text:p text:style-name="P21"/>
      <text:p text:style-name="P21">La reproduction de l'invention par un tiers (contrefaçon) serait-elle détectable dans un de ses produits par des recherches </text:p>
      <text:p text:style-name="P19"><text:span text:style-name="T2"><text:tab/>à grand prix </text:span><field:fieldmark text:name="__Fieldmark__2351_2138877415" field:type="vnd.oasis.opendocument.field.FORMCHECKBOX"><field:param field:name="Checkbox_Checked" field:value="false"/><field:param field:name="Checkbox_HelpText" field:value=""/><field:param field:name="Checkbox_Name" field:value="CaseACocher1"/></field:fieldmark><text:span text:style-name="T2"><text:tab/>incertaines (indices) </text:span><field:fieldmark text:name="__Fieldmark__2355_2138877415" field:type="vnd.oasis.opendocument.field.FORMCHECKBOX"><field:param field:name="Checkbox_Checked" field:value="true"/><field:param field:name="Checkbox_HelpText" field:value=""/><field:param field:name="Checkbox_Name" field:value="CaseACocher2"/></field:fieldmark><text:span text:style-name="T2"><text:tab/>immédiates </text:span><field:fieldmark text:name="__Fieldmark__2359_2138877415" field:type="vnd.oasis.opendocument.field.FORMCHECKBOX"><field:param field:name="Checkbox_Checked" field:value="false"/><field:param field:name="Checkbox_HelpText" field:value=""/><field:param field:name="Checkbox_Name" field:value="CaseACocher3"/></field:fieldmark></text:p>
      <text:p text:style-name="P21"/>
      <text:p text:style-name="P21">Où et comment détecter la contrefaçon dans le produit :</text:p>
      <text:p text:style-name="P32">Dans le fonctionnement interne d<text:span text:style-name="T23">u mécanisme de génération de logs</text:span></text:p>
      <text:p text:style-name="P23"/>
      <text:p text:style-name="P21">Et à quel(s) niveau(x) : utilisateurs, intermédiaires (intégrateurs, etc.), fabricants : </text:p>
      <text:p text:style-name="P32">Utilisateurs, intermédiaires, fabricants</text:p>
      <text:p text:style-name="P21"/>
      <text:p text:style-name="P21">Lien avec un ou des brevets antérieurs de Bull que vous connaissez, et lesquels :</text:p>
      <text:p text:style-name="P31">aucun</text:p>
      <text:p text:style-name="P21"/>
      <text:p text:style-name="P21">L'invention a-t-elle été faite en liaison avec une autre entité ou filiale de Bull ou un de ses partenaires : </text:p>
      <text:p text:style-name="P31">non</text:p>
      <text:p text:style-name="P23"/>
      <text:p text:style-name="P3">2. Contrats.</text:p>
      <text:p text:style-name="P18"><text:span text:style-name="T8">Il est très important</text:span><text:span text:style-name="T2"> pour la Direction de la propriété intellectuelle de savoir </text:span><text:span text:style-name="T8">si votre invention a été faite dans le cadre d'un Marché d'état ou de contrats </text:span><text:span text:style-name="T2">(université, tiers, échange technique, etc.), car ils réglementent souvent les conditions de dépôt (soumission avant dépôt, désignation des inventeurs, copropriété, etc.). </text:span></text:p>
      <text:p text:style-name="P18"><text:span text:style-name="T2">Si </text:span><text:span text:style-name="T4">non</text:span><text:span text:style-name="T2">, cochez </text:span><field:fieldmark text:name="__Fieldmark__2407_2138877415" field:type="vnd.oasis.opendocument.field.FORMCHECKBOX"><field:param field:name="Checkbox_Checked" field:value="true"/><field:param field:name="Checkbox_HelpText" field:value=""/><field:param field:name="Checkbox_Name" field:value="CaseACocher4"/></field:fieldmark><text:span text:style-name="T2"><text:s/></text:span></text:p>
      <text:p text:style-name="P18"><text:span text:style-name="T4">Si oui, </text:span><text:span text:style-name="T2">cochez </text:span><field:fieldmark text:name="__Fieldmark__2417_2138877415" field:type="vnd.oasis.opendocument.field.FORMCHECKBOX"><field:param field:name="Checkbox_HelpText" field:value=""/><field:param field:name="Checkbox_Name" field:value="CaseACocher5"/></field:fieldmark><text:span text:style-name="T2"><text:s/>et veuillez l’identifier </text:span><text:span text:style-name="T4">et joindre une copie des extraits </text:span><text:span text:style-name="T2">relatifs aux clauses de confidentialité et de propriété industrielle.</text:span></text:p>
      <text:p text:style-name="P18"><text:span text:style-name="T4">Si vous ne le savez pas</text:span><text:span text:style-name="T2">, cochez </text:span><field:fieldmark text:name="__Fieldmark__2431_2138877415" field:type="vnd.oasis.opendocument.field.FORMCHECKBOX"><field:param field:name="Checkbox_HelpText" field:value=""/><field:param field:name="Checkbox_Name" field:value="CaseACocher12"/></field:fieldmark><text:span text:style-name="T2"><text:s/>et indiquez qui peut ou peuvent le savoir : </text:span><text:span text:style-name="T12">NA</text:span></text:p>
      <text:p text:style-name="P23"/>
      <text:p text:style-name="P3">3. Confidentialité.</text:p>
      <text:p text:style-name="P7"><text:span text:style-name="T4">3.1.</text:span><text:span text:style-name="T2"><text:tab/>Nous vous rappelons </text:span><text:span text:style-name="T18">que</text:span><text:span text:style-name="T8"> vous êtes tenu à garder au secret cette invention tant que la demande de brevet n'a pas été déposée, sous peine de nullité du brevet</text:span><text:span text:style-name="T4">.</text:span></text:p>
      <text:p text:style-name="P12"><text:span text:style-name="T4">3.2.</text:span><text:span text:style-name="T2"><text:tab/></text:span><text:span text:style-name="T8">Si vous envisagez de la communiquer à un tiers avant dépôt, elle ne peut l'être qu'avec une garantie de confidentialité stipulée dans un contrat de confidentialité (NDA) avec le tiers.</text:span><text:span text:style-name="T2"> Dans ce cas, vous devez en avertir la Direction de la propriété intellectuelle de Bull, qui prendra les mesures nécessaires et vous proposera un projet de contrat. Tout contrat de ce genre ne peut être proposé au tiers qu'avec son accord. </text:span></text:p>
      <text:p text:style-name="P13"><text:tab/>Si vous le savez déjà, veuillez indiquer quand, où et avec qui :</text:p>
      <text:p text:style-name="P13"/>
      <text:p text:style-name="P5"><text:span text:style-name="T2">3.3.<text:tab/></text:span><text:span text:style-name="T5">Quand est-il prévu de commercialiser votre invention : </text:span><text:span text:style-name="T14">à partir de 2014</text:span></text:p>
      <text:p text:style-name="P15"><text:span text:style-name="T5">Est-il prévu de la publier (article, colloque, salon, forum, etc.) :</text:span><text:span text:style-name="T2"> non </text:span><field:fieldmark text:name="__Fieldmark__2484_2138877415" field:type="vnd.oasis.opendocument.field.FORMCHECKBOX"><field:param field:name="Checkbox_Checked" field:value="false"/><field:param field:name="Checkbox_HelpText" field:value=""/><field:param field:name="Checkbox_Name" field:value="CaseACocher10"/></field:fieldmark></text:p>
      <text:p text:style-name="P38"><text:soft-page-break/><text:span text:style-name="T4">Si oui</text:span><text:span text:style-name="T2">, cochez</text:span><text:span text:style-name="T4"> </text:span><field:fieldmark text:name="__Fieldmark__2494_2138877415" field:type="vnd.oasis.opendocument.field.FORMCHECKBOX"><field:param field:name="Checkbox_Checked" field:value="true"/><field:param field:name="Checkbox_HelpText" field:value=""/><field:param field:name="Checkbox_Name" field:value="CaseACocher11"/></field:fieldmark><text:span text:style-name="T4"><text:s/></text:span><text:span text:style-name="T2">et veuillez préciser comment, quand, où, etc. : </text:span><text:span text:style-name="T3">webzine, github</text:span></text:p>
      <text:p text:style-name="P39"/>
      <text:p text:style-name="P37"/>
      <text:p text:style-name="P7"><text:span text:style-name="T4">3.4.</text:span><text:span text:style-name="T2"><text:tab/>Une fois votre invention déposée, nous vous rappelons aussi qu’il faut encore l’ « autorisation de divulgation et d’exploitation » du Ministère de la Défense et que la demande de brevet n'est publiée que 18 mois après le dépôt. Par conséquent, si durant cette période votre invention n'est pas publiée ou commercialisée, il vous est aussi conseillé de ne la communiquer aux tiers que par un contrat de confidentialité (voir 3.2 ci-dessus) ou de ne communiquer que les avantages et performances de votre invention brevetée sans en dévoiler la solution.</text:span></text:p>
      <text:p text:style-name="P40">En pratique, le plus simple est d'avertir la Direction de la propriété intellectuelle de toute divulgation et exploitation que vous souhaitez faire. </text:p>
      <text:p text:style-name="P40"/>
      <text:p text:style-name="P8">4. Valorisation de votre invention.</text:p>
      <text:p text:style-name="P43">Bull attache une grande importance à valoriser votre invention. Pour cela, merci de répondre de manière informelle aux questions suivantes, qui ne vous engagent pas mais qui aideront beaucoup toutes les personnes intéressées.</text:p>
      <text:p text:style-name="P9"/>
      <text:p text:style-name="P9">À votre connaissance, qui pourrait aussi exploiter votre invention </text:p>
      <text:p text:style-name="P17">Dans votre entité/filiale : <text:span text:style-name="T16">l'ensemble dès lors qu'il y a besoin d'un mécanisme de </text:span><text:span text:style-name="T17">génération de logs haute performance</text:span></text:p>
      <text:p text:style-name="P17">Dans les autres entités/filiales de Bull : <text:span text:style-name="T16">Idem</text:span></text:p>
      <text:p text:style-name="P10"/>
      <text:p text:style-name="P7"><text:span text:style-name="T19">à</text:span><text:span text:style-name="T2"> partir de votre invention, pourrait-on y développer et commercialiser un nouveau produit : </text:span></text:p>
      <text:p text:style-name="P17">Quel en serait le coût de développement : </text:p>
      <text:p text:style-name="P17">Quel serait l’ordre de grandeur du prix de vente :</text:p>
      <text:p text:style-name="P17">Quel en serait le marché :</text:p>
      <text:p text:style-name="P9"/>
      <text:p text:style-name="P9">Quels concurrents, types de concurrents ou secteurs d'activité concurrents s'intéresseraient à votre invention : <text:span text:style-name="T16">Secteur télécom, IT en général </text:span></text:p>
      <text:p text:style-name="P9"/>
      <text:p text:style-name="P9">Quels partenaires ou types de partenaires auraient un intérêt à utiliser votre invention : </text:p>
      <text:p text:style-name="P14"/>
      <text:p text:style-name="P14">À votre avis, dans quels pays étrangers serait-il utile de protéger votre invention afin de bloquer la concurrence (sur leurs gros marchés ou leurs lieux de fabrication) ou de négocier le partenariat que vous avez envisagé précédemment : </text:p>
      <text:p text:style-name="P9"/>
      <text:p text:style-name="P2">5. Déclaration des inventeurs</text:p>
      <text:p text:style-name="P6">5.1.<text:tab/>Règles de désignation des inventeurs.</text:p>
      <text:p text:style-name="P41"><text:span text:style-name="T4">a.<text:tab/></text:span><text:span text:style-name="T8">La règle est que tous les réels inventeurs doivent être nommés. </text:span></text:p>
      <text:p text:style-name="P16"><text:span text:style-name="T10">Un réel inventeur est celui qui a conçu l’invention ou qui, ayant reçu des instructions d’un réel inventeur, a dû faire une œuvre inventive pour exécuter ces instructions. En pratique, les réels inventeurs sont ceux qui ont conçu au moins l’une des caractéristiques essentielles (novatrices) de l’invention que vous nous avez présentée.</text:span><text:span text:style-name="T15"> </text:span></text:p>
      <text:p text:style-name="P42"><text:span text:style-name="T9"></text:span><text:span text:style-name="T2"><text:tab/></text:span><text:span text:style-name="T7">L’absence d’un réel inventeur ou, au contraire, l’ajout d’un nom aux réels inventeurs est une cause de nullité du brevet aux USA où nous avons l’intention de protéger votre invention.</text:span></text:p>
      <text:p text:style-name="P41"><text:span text:style-name="T4">b. </text:span><text:span text:style-name="T8">La loi est différente selon que les inventeurs sont salariés ou non (stagiaires, intérim).</text:span><text:span text:style-name="T4"> </text:span><text:span text:style-name="T2">Il est donc important de le préciser clairement. Pour un inventeur salarié, un classement prévu selon la loi lui sera envoyé en réponse à cette déclaration. Pour un stagiaire, dans le §5.3 ci-dessous, indiquez le nom de la tutelle et du tuteur, les noms de la hiérarchie dans Bull/filiale et du DRH, et joindre une copie du contrat de stage.</text:span></text:p>
      <text:p text:style-name="P21"/>
      <text:p text:style-name="P11">5.2. <text:tab/>Obligations des inventeurs.</text:p>
      <text:p text:style-name="P41"><text:span text:style-name="T4">a.</text:span><text:span text:style-name="T2"><text:tab/></text:span><text:span text:style-name="T7">Votre désignation d’inventeur vous oblige à signer, et faire diligence pour signer dans les délais demandés par la Direction de la propriété intellectuelle, tous les formulaires </text:span><text:soft-page-break/><text:span text:style-name="T7">nécessaires à l'obtention du brevet français et des brevets étrangers correspondants.</text:span><text:span text:style-name="T2"> Les formulaires sont normalement à signer dans l’année qui suit le dépôt du brevet français, mais à titre exceptionnel d’autres peuvent être plus tardifs.</text:span></text:p>
      <text:p text:style-name="P41"><text:span text:style-name="T4">b.<text:tab/></text:span><text:span text:style-name="T8">Au cas où vous quitteriez la société</text:span><text:span text:style-name="T7">,</text:span><text:span text:style-name="T2"> </text:span><text:span text:style-name="T7">vous êtes tenu de nous en informer (nous sommes tenus à la confidentialité) dans les mêmes temps que votre DRH</text:span><text:span text:style-name="T2"> : d’une part, pour remplir vos obligations du paragraphe précédent sans lesquelles la société ne peut pas faire des dépôts notamment aux USA et, d’autre part, au cas où le brevet relatif à l’invention faisant l’objet de cette déclaration ne serait pas déposé avant votre départ, les primes de dépôt du brevet ne peuvent être versées après votre départ qu’en concluant auparavant un accord avec Bull ou votre filiale. </text:span></text:p>
      <text:p text:style-name="P48"/>
      <text:p text:style-name="P48"/>
      <text:p text:style-name="P48"/>
      <text:p text:style-name="P8">5.3.<text:tab/>Désignation du ou des inventeurs de l’invention que vous déclarez :</text:p>
      <text:p text:style-name="P21">Veuillez vous identifier ci-dessous selon les informations suivantes </text:p>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18"><text:span text:style-name="T2">Nom - </text:span><text:span text:style-name="T4">inclure les accents</text:span></text:p>
          </table:table-cell>
          <table:table-cell table:style-name="Tableau1.B1" office:value-type="string">
            <text:p text:style-name="P26">VIGNÉRAS</text:p>
          </table:table-cell>
          <table:table-cell table:style-name="Tableau1.B1" office:value-type="string">
            <text:p text:style-name="P27"/>
          </table:table-cell>
          <table:table-cell table:style-name="Tableau1.A1" office:value-type="string">
            <text:p text:style-name="P22"/>
          </table:table-cell>
          <table:table-cell table:style-name="Tableau1.E1" office:value-type="string">
            <text:p text:style-name="P22"/>
          </table:table-cell>
        </table:table-row>
        <table:table-row table:style-name="Tableau1.1">
          <table:table-cell table:style-name="Tableau1.A1" office:value-type="string">
            <text:p text:style-name="P21">Prénom</text:p>
          </table:table-cell>
          <table:table-cell table:style-name="Tableau1.B1" office:value-type="string">
            <text:p text:style-name="P26">Pierre</text:p>
          </table:table-cell>
          <table:table-cell table:style-name="Tableau1.B1" office:value-type="string">
            <text:p text:style-name="P27"/>
          </table:table-cell>
          <table:table-cell table:style-name="Tableau1.A1" office:value-type="string">
            <text:p text:style-name="P22"/>
          </table:table-cell>
          <table:table-cell table:style-name="Tableau1.E1" office:value-type="string">
            <text:p text:style-name="P22"/>
          </table:table-cell>
        </table:table-row>
        <table:table-row table:style-name="Tableau1.3">
          <table:table-cell table:style-name="Tableau1.A1" office:value-type="string">
            <text:p text:style-name="P21">Adresse personnelle</text:p>
          </table:table-cell>
          <table:table-cell table:style-name="Tableau1.B1" office:value-type="string">
            <text:p text:style-name="P26">7 grande rue<text:line-break/>91470 Angervilliers</text:p>
          </table:table-cell>
          <table:table-cell table:style-name="Tableau1.B1" office:value-type="string">
            <text:p text:style-name="P27"/>
          </table:table-cell>
          <table:table-cell table:style-name="Tableau1.A1" office:value-type="string">
            <text:p text:style-name="P22"/>
          </table:table-cell>
          <table:table-cell table:style-name="Tableau1.E1" office:value-type="string">
            <text:p text:style-name="P22"/>
          </table:table-cell>
        </table:table-row>
        <table:table-row table:style-name="Tableau1.4">
          <table:table-cell table:style-name="Tableau1.A1" office:value-type="string">
            <text:p text:style-name="P21">Nationalité</text:p>
          </table:table-cell>
          <table:table-cell table:style-name="Tableau1.B1" office:value-type="string">
            <text:p text:style-name="P25">Française</text:p>
          </table:table-cell>
          <table:table-cell table:style-name="Tableau1.B1" office:value-type="string">
            <text:p text:style-name="P25"/>
          </table:table-cell>
          <table:table-cell table:style-name="Tableau1.A1" office:value-type="string">
            <text:p text:style-name="P22"/>
          </table:table-cell>
          <table:table-cell table:style-name="Tableau1.E1" office:value-type="string">
            <text:p text:style-name="P22"/>
          </table:table-cell>
        </table:table-row>
        <table:table-row table:style-name="Tableau1.5">
          <table:table-cell table:style-name="Tableau1.A1" office:value-type="string">
            <text:p text:style-name="P21">Division</text:p>
          </table:table-cell>
          <table:table-cell table:style-name="Tableau1.B1" office:value-type="string">
            <text:p text:style-name="P25">INNOVATIVE PRODUCTS</text:p>
          </table:table-cell>
          <table:table-cell table:style-name="Tableau1.B1" office:value-type="string">
            <text:p text:style-name="P25"/>
          </table:table-cell>
          <table:table-cell table:style-name="Tableau1.A1" office:value-type="string">
            <text:p text:style-name="P22"/>
          </table:table-cell>
          <table:table-cell table:style-name="Tableau1.E1" office:value-type="string">
            <text:p text:style-name="P22"/>
          </table:table-cell>
        </table:table-row>
        <table:table-row table:style-name="Tableau1.5">
          <table:table-cell table:style-name="Tableau1.A1" office:value-type="string">
            <text:p text:style-name="P21">Département</text:p>
          </table:table-cell>
          <table:table-cell table:style-name="Tableau1.B1" office:value-type="string">
            <text:p text:style-name="P25">IP_IP.EXTREME COMPUTING</text:p>
          </table:table-cell>
          <table:table-cell table:style-name="Tableau1.B1" office:value-type="string">
            <text:p text:style-name="P25"/>
          </table:table-cell>
          <table:table-cell table:style-name="Tableau1.A1" office:value-type="string">
            <text:p text:style-name="P22"/>
          </table:table-cell>
          <table:table-cell table:style-name="Tableau1.E1" office:value-type="string">
            <text:p text:style-name="P22"/>
          </table:table-cell>
        </table:table-row>
        <table:table-row table:style-name="Tableau1.5">
          <table:table-cell table:style-name="Tableau1.A1" office:value-type="string">
            <text:p text:style-name="P21">Entité/filiale de Bull</text:p>
          </table:table-cell>
          <table:table-cell table:style-name="Tableau1.B1" office:value-type="string">
            <text:p text:style-name="P25">BULL SAS / FRBC</text:p>
          </table:table-cell>
          <table:table-cell table:style-name="Tableau1.B1" office:value-type="string">
            <text:p text:style-name="P25"/>
          </table:table-cell>
          <table:table-cell table:style-name="Tableau1.A1" office:value-type="string">
            <text:p text:style-name="P22"/>
          </table:table-cell>
          <table:table-cell table:style-name="Tableau1.E1" office:value-type="string">
            <text:p text:style-name="P22"/>
          </table:table-cell>
        </table:table-row>
        <table:table-row table:style-name="Tableau1.8">
          <table:table-cell table:style-name="Tableau1.A1" office:value-type="string">
            <text:p text:style-name="P21">Salarié (oui, non)</text:p>
          </table:table-cell>
          <table:table-cell table:style-name="Tableau1.B1" office:value-type="string">
            <text:p text:style-name="P25">Oui</text:p>
          </table:table-cell>
          <table:table-cell table:style-name="Tableau1.B1" office:value-type="string">
            <text:p text:style-name="P25"/>
          </table:table-cell>
          <table:table-cell table:style-name="Tableau1.A1" office:value-type="string">
            <text:p text:style-name="P22"/>
          </table:table-cell>
          <table:table-cell table:style-name="Tableau1.E1" office:value-type="string">
            <text:p text:style-name="P22"/>
          </table:table-cell>
        </table:table-row>
        <table:table-row table:style-name="Tableau1.1">
          <table:table-cell table:style-name="Tableau1.A1" office:value-type="string">
            <text:p text:style-name="P21">Stagiaire ou autre</text:p>
            <text:p text:style-name="P21">(voir §5.1b)</text:p>
          </table:table-cell>
          <table:table-cell table:style-name="Tableau1.B1" office:value-type="string">
            <text:p text:style-name="P25">Non</text:p>
          </table:table-cell>
          <table:table-cell table:style-name="Tableau1.B1" office:value-type="string">
            <text:p text:style-name="P25"/>
          </table:table-cell>
          <table:table-cell table:style-name="Tableau1.A1" office:value-type="string">
            <text:p text:style-name="P22"/>
          </table:table-cell>
          <table:table-cell table:style-name="Tableau1.E1" office:value-type="string">
            <text:p text:style-name="P22"/>
          </table:table-cell>
        </table:table-row>
        <table:table-row table:style-name="Tableau1.1">
          <table:table-cell table:style-name="Tableau1.A1" office:value-type="string">
            <text:p text:style-name="P21">Détaché de / à</text:p>
          </table:table-cell>
          <table:table-cell table:style-name="Tableau1.B1" office:value-type="string">
            <text:p text:style-name="P29">–</text:p>
          </table:table-cell>
          <table:table-cell table:style-name="Tableau1.B1" office:value-type="string">
            <text:p text:style-name="P29"/>
          </table:table-cell>
          <table:table-cell table:style-name="Tableau1.A1" office:value-type="string">
            <text:p text:style-name="P22"/>
          </table:table-cell>
          <table:table-cell table:style-name="Tableau1.E1" office:value-type="string">
            <text:p text:style-name="P22"/>
          </table:table-cell>
        </table:table-row>
        <table:table-row table:style-name="Tableau1.11">
          <table:table-cell table:style-name="Tableau1.A1" office:value-type="string">
            <text:p text:style-name="P21">N° répertoire</text:p>
          </table:table-cell>
          <table:table-cell table:style-name="Tableau1.B1" office:value-type="string">
            <text:p text:style-name="P36"><text:bookmark text:name="form1:identification_1"/><text:bookmark text:name="form1:libEmployeeNumber"/>BUL69509VI</text:p>
          </table:table-cell>
          <table:table-cell table:style-name="Tableau1.B1" office:value-type="string">
            <text:p text:style-name="P36"/>
          </table:table-cell>
          <table:table-cell table:style-name="Tableau1.A1" office:value-type="string">
            <text:p text:style-name="P22"/>
          </table:table-cell>
          <table:table-cell table:style-name="Tableau1.E1" office:value-type="string">
            <text:p text:style-name="P22"/>
          </table:table-cell>
        </table:table-row>
        <table:table-row table:style-name="Tableau1.12">
          <table:table-cell table:style-name="Tableau1.A1" office:value-type="string">
            <text:p text:style-name="P21">N° de section</text:p>
          </table:table-cell>
          <table:table-cell table:style-name="Tableau1.B1" office:value-type="string">
            <text:p text:style-name="P25">26604</text:p>
          </table:table-cell>
          <table:table-cell table:style-name="Tableau1.B1" office:value-type="string">
            <text:p text:style-name="P25"/>
          </table:table-cell>
          <table:table-cell table:style-name="Tableau1.A1" office:value-type="string">
            <text:p text:style-name="P22"/>
          </table:table-cell>
          <table:table-cell table:style-name="Tableau1.E1" office:value-type="string">
            <text:p text:style-name="P22"/>
          </table:table-cell>
        </table:table-row>
        <table:table-row table:style-name="Tableau1.13">
          <table:table-cell table:style-name="Tableau1.A1" office:value-type="string">
            <text:p text:style-name="P18"><text:span text:style-name="T2">Hiérarchie 1</text:span><text:span text:style-name="T20"> </text:span><text:span text:style-name="T2">&amp; 2</text:span><text:span text:style-name="T20">e</text:span></text:p>
          </table:table-cell>
          <table:table-cell table:style-name="Tableau1.B1" office:value-type="string">
            <text:p text:style-name="P35"><text:a xlink:type="simple" xlink:href="javascript:changeimg('people_inactive_grey_en.jpg');submitSearch('yes','BUL67654CO')"><text:span text:style-name="Internet_20_link"><text:span text:style-name="T6">B</text:span></text:span></text:a><text:span text:style-name="Internet_20_link"><text:span text:style-name="T6">en Bratu</text:span></text:span></text:p>
            <text:p text:style-name="P33">Éric Monchalin</text:p>
          </table:table-cell>
          <table:table-cell table:style-name="Tableau1.B1" office:value-type="string">
            <text:p text:style-name="P51"><text:span text:style-name="Internet_20_link"><text:span text:style-name="T6"/></text:span></text:p>
          </table:table-cell>
          <table:table-cell table:style-name="Tableau1.A1" office:value-type="string">
            <text:p text:style-name="P22"/>
          </table:table-cell>
          <table:table-cell table:style-name="Tableau1.E1" office:value-type="string">
            <text:p text:style-name="P22"/>
          </table:table-cell>
        </table:table-row>
        <table:table-row table:style-name="Tableau1.14">
          <table:table-cell table:style-name="Tableau1.A1" office:value-type="string">
            <text:p text:style-name="P21">Nom du DRH</text:p>
          </table:table-cell>
          <table:table-cell table:style-name="Tableau1.B1" office:value-type="string">
            <text:p text:style-name="P34">Christel Pharaon</text:p>
          </table:table-cell>
          <table:table-cell table:style-name="Tableau1.B1" office:value-type="string">
            <text:p text:style-name="P34"/>
          </table:table-cell>
          <table:table-cell table:style-name="Tableau1.A1" office:value-type="string">
            <text:p text:style-name="P22"/>
          </table:table-cell>
          <table:table-cell table:style-name="Tableau1.E1" office:value-type="string">
            <text:p text:style-name="P22"/>
          </table:table-cell>
        </table:table-row>
        <table:table-row table:style-name="Tableau1.15">
          <table:table-cell table:style-name="Tableau1.A1" office:value-type="string">
            <text:p text:style-name="P44">Nom gestionnaire paie</text:p>
          </table:table-cell>
          <table:table-cell table:style-name="Tableau1.B1" office:value-type="string">
            <text:p text:style-name="P25">Ghislaine André</text:p>
          </table:table-cell>
          <table:table-cell table:style-name="Tableau1.B1" office:value-type="string">
            <text:p text:style-name="P25"/>
          </table:table-cell>
          <table:table-cell table:style-name="Tableau1.A1" office:value-type="string">
            <text:p text:style-name="P22"/>
          </table:table-cell>
          <table:table-cell table:style-name="Tableau1.E1" office:value-type="string">
            <text:p text:style-name="P22"/>
          </table:table-cell>
        </table:table-row>
        <table:table-row table:style-name="Tableau1.1">
          <table:table-cell table:style-name="Tableau1.A1" office:value-type="string">
            <text:p text:style-name="P44">Invention faite dans le cadre d'études qui vont ont été explicitement confiées (oui, non)</text:p>
            <text:p text:style-name="P20">Si non, pourquoi.</text:p>
          </table:table-cell>
          <table:table-cell table:style-name="Tableau1.B1" office:value-type="string">
            <text:p text:style-name="P25">Oui</text:p>
          </table:table-cell>
          <table:table-cell table:style-name="Tableau1.B1" office:value-type="string">
            <text:p text:style-name="P25"/>
          </table:table-cell>
          <table:table-cell table:style-name="Tableau1.A1" office:value-type="string">
            <text:p text:style-name="P22"/>
          </table:table-cell>
          <table:table-cell table:style-name="Tableau1.E1" office:value-type="string">
            <text:p text:style-name="P22"/>
          </table:table-cell>
        </table:table-row>
        <table:table-row table:style-name="Tableau1.17">
          <table:table-cell table:style-name="Tableau1.A1" office:value-type="string">
            <text:p text:style-name="P21">Date</text:p>
          </table:table-cell>
          <table:table-cell table:style-name="Tableau1.B1" office:value-type="string">
            <text:p text:style-name="P24"><text:span text:style-name="T23">28</text:span>/0<text:span text:style-name="T23">7</text:span>/2014</text:p>
          </table:table-cell>
          <table:table-cell table:style-name="Tableau1.B1" office:value-type="string">
            <text:p text:style-name="P27"/>
          </table:table-cell>
          <table:table-cell table:style-name="Tableau1.A1" office:value-type="string">
            <text:p text:style-name="P22"/>
          </table:table-cell>
          <table:table-cell table:style-name="Tableau1.E1" office:value-type="string">
            <text:p text:style-name="P22"/>
          </table:table-cell>
        </table:table-row>
        <table:table-row table:style-name="Tableau1.18">
          <table:table-cell table:style-name="Tableau1.A1" office:value-type="string">
            <text:p text:style-name="P28">Signature par laquelle vous déclarez vous conformer aux conditions des §5.1&amp;2</text:p>
          </table:table-cell>
          <table:table-cell table:style-name="Tableau1.B1" office:value-type="string">
            <text:p text:style-name="P25"/>
          </table:table-cell>
          <table:table-cell table:style-name="Tableau1.B1" office:value-type="string">
            <text:p text:style-name="P25"/>
          </table:table-cell>
          <table:table-cell table:style-name="Tableau1.A1" office:value-type="string">
            <text:p text:style-name="P22"/>
          </table:table-cell>
          <table:table-cell table:style-name="Tableau1.E1" office:value-type="string">
            <text:p text:style-name="P22"/>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alibri" svg:font-family="Calibri, sans-serif"/>
    <style:font-face style:name="Ubuntu Mono" svg:font-family="'Ubuntu Mono'"/>
    <style:font-face style:name="Times New Roman" svg:font-family="'Times New Roman'" style:font-family-generic="roman" style:font-pitch="variable"/>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nos"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line-height="0.1665in" fo:text-align="center" style:justify-single-word="false"/>
      <style:text-properties fo:font-weight="bold" style:font-weight-asian="bold"/>
    </style:style>
    <style:style style:name="Text_20_body" style:display-name="Text body" style:family="paragraph" style:parent-style-name="Standard" style:class="text">
      <style:paragraph-properties fo:line-height="0.1665in" fo:text-align="justify" style:justify-single-word="false"/>
      <style:text-properties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Standard" style:class="text">
      <style:paragraph-properties fo:margin-left="0.1972in" fo:margin-right="0in" fo:line-height="0.1665in" fo:text-align="justify" style:justify-single-word="false" fo:text-indent="0in" style:auto-text-indent="false"/>
    </style:style>
    <style:style style:name="Corps_20_de_20_texte_20_2" style:display-name="Corps de texte 2" style:family="paragraph" style:parent-style-name="Standard">
      <style:paragraph-properties fo:line-height="0.1665in" fo:text-align="justify" style:justify-single-word="false"/>
    </style:style>
    <style:style style:name="Corps_20_de_20_texte_20_3" style:display-name="Corps de texte 3" style:family="paragraph" style:parent-style-name="Standard">
      <style:paragraph-properties fo:line-height="0.1665in" fo:text-align="justify" style:justify-single-word="false"/>
      <style:text-properties fo:font-size="9pt" style:font-size-asian="9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Normal_20__28_Web_29_" style:display-name="Normal (Web)" style:family="paragraph" style:parent-style-name="Standard">
      <style:paragraph-properties fo:margin-top="0.0693in" fo:margin-bottom="0.0827in" style: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weight="bold" style:font-weight-asian="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text:start-value="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z0" style:num-suffix="." style:num-format="1" text:start-value="2"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z0"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z0" style:num-suffix="."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z0"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0" style:num-suffix="."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text:start-value="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2pt" style:font-size-asian="12pt"/>
    </style:style>
    <style:page-layout style:name="Mpm1">
      <style:page-layout-properties fo:page-width="8.2681in" fo:page-height="11.6929in" style:num-format="1" style:print-orientation="portrait" fo:margin-top="0.9839in" fo:margin-bottom="0.5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Mpm1">
      <style:footer>
        <text:p text:style-name="MP1">Déclaration d’invention</text:p>
        <text:p text:style-name="MP1"><text:span text:style-name="MT1">Page</text:span><text:span text:style-name="Page_20_Number"><text:span text:style-name="MT1"><text:page-number text:select-page="current">4</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urrier à l'inventeur rédacteur du mémoire d'invention, avec copie aux autres inventeurs</dc:title>
    <meta:initial-creator>Integris</meta:initial-creator>
    <meta:creation-date>2014-02-21T16:13:00</meta:creation-date>
    <dc:date>2014-07-28T17:32:56.819612058</dc:date>
    <meta:print-date>2007-07-05T10:57:00</meta:print-date>
    <meta:editing-cycles>9</meta:editing-cycles>
    <meta:generator>LibreOffice/4.2.5.2$Linux_X86_64 LibreOffice_project/420m0$Build-2</meta:generator>
    <meta:editing-duration>PT40S</meta:editing-duration>
    <dc:creator>Pierre Vignéras</dc:creator>
    <meta:document-statistic meta:table-count="1" meta:image-count="0" meta:object-count="0" meta:page-count="4" meta:paragraph-count="95" meta:word-count="1182" meta:character-count="7323" meta:non-whitespace-character-count="6212"/>
  </office:meta>
</office:document-meta>
</file>